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bcc6" officeooo:paragraph-rsid="001dbcc6" style:font-size-asian="14pt" style:font-size-complex="16pt"/>
    </style:style>
    <style:style style:name="P2" style:family="paragraph" style:parent-style-name="Standard">
      <style:text-properties fo:font-size="16pt" officeooo:rsid="0020a299" officeooo:paragraph-rsid="0020a299" style:font-size-asian="14pt" style:font-size-complex="16pt"/>
    </style:style>
    <style:style style:name="P3" style:family="paragraph" style:parent-style-name="Standard">
      <style:text-properties fo:font-size="12pt" officeooo:rsid="0020a299" officeooo:paragraph-rsid="0020a299" style:font-size-asian="10.5pt" style:font-size-complex="12pt"/>
    </style:style>
    <style:style style:name="P4" style:family="paragraph" style:parent-style-name="Standard">
      <style:text-properties fo:font-size="12pt" officeooo:rsid="0021bd19" officeooo:paragraph-rsid="0021bd19" style:font-size-asian="10.5pt" style:font-size-complex="12pt"/>
    </style:style>
    <style:style style:name="T1" style:family="text">
      <style:text-properties officeooo:rsid="0020a299"/>
    </style:style>
    <style:style style:name="T2" style:family="text">
      <style:text-properties officeooo:rsid="0021b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create project with name FirstApp--<text:span text:style-name="T1">&gt;</text:span></text:p>
      <text:p text:style-name="P2">------------------------------------------- </text:p>
      <text:p text:style-name="P3">1.1 <text:span text:style-name="T2">use devise gem.</text:span></text:p>
      <text:p text:style-name="P4">1.2 created tables</text:p>
      <text:p text:style-name="P4">1.3 created controllers</text:p>
      <text:p text:style-name="P4">1.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91cm" fo:margin-bottom="2cm" fo:margin-left="0.37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2:41:17.005454510</meta:creation-date>
    <dc:date>2017-06-13T20:20:01.251434119</dc:date>
    <meta:editing-duration>PT7H36M24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6" meta:word-count="18" meta:character-count="145" meta:non-whitespace-character-count="133"/>
  </office:meta>
</office:document-meta>
</file>